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62a1" officeooo:paragraph-rsid="000062a1"/>
    </style:style>
    <style:style style:name="P2" style:family="paragraph" style:parent-style-name="Standard">
      <style:text-properties officeooo:rsid="000217f6" officeooo:paragraph-rsid="000217f6"/>
    </style:style>
    <style:style style:name="P3" style:family="paragraph" style:parent-style-name="Standard" style:list-style-name="L1">
      <style:text-properties officeooo:rsid="000217f6" officeooo:paragraph-rsid="000217f6"/>
    </style:style>
    <style:style style:name="P4" style:family="paragraph" style:parent-style-name="Standard" style:list-style-name="L1">
      <style:text-properties officeooo:paragraph-rsid="0003b332"/>
    </style:style>
    <style:style style:name="P5" style:family="paragraph" style:parent-style-name="Standard" style:list-style-name="L1">
      <style:text-properties officeooo:rsid="00024816" officeooo:paragraph-rsid="00024816"/>
    </style:style>
    <style:style style:name="P6" style:family="paragraph" style:parent-style-name="Standard">
      <style:text-properties officeooo:paragraph-rsid="0003b332"/>
    </style:style>
    <style:style style:name="P7" style:family="paragraph" style:parent-style-name="Standard" style:list-style-name="L1">
      <style:text-properties officeooo:rsid="00056e89" officeooo:paragraph-rsid="00056e89"/>
    </style:style>
    <style:style style:name="P8" style:family="paragraph" style:parent-style-name="Standard" style:list-style-name="L1">
      <style:text-properties officeooo:rsid="00056e89" officeooo:paragraph-rsid="0005f142"/>
    </style:style>
    <style:style style:name="P9" style:family="paragraph" style:parent-style-name="Standard">
      <style:text-properties officeooo:rsid="00056e89" officeooo:paragraph-rsid="0003b332"/>
    </style:style>
    <style:style style:name="T1" style:family="text">
      <style:text-properties officeooo:rsid="000217f6"/>
    </style:style>
    <style:style style:name="T2" style:family="text">
      <style:text-properties officeooo:rsid="00024816"/>
    </style:style>
    <style:style style:name="T3" style:family="text">
      <style:text-properties officeooo:rsid="0005f142"/>
    </style:style>
    <style:style style:name="T4" style:family="text">
      <style:text-properties officeooo:rsid="000750bd"/>
    </style:style>
    <style:style style:name="T5" style:family="text">
      <style:text-properties style:text-underline-style="solid" style:text-underline-width="auto" style:text-underline-color="font-color"/>
    </style:style>
    <style:style style:name="T6" style:family="text">
      <style:text-properties fo:language="es" fo:country="MX"/>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veles:</text:p>
      <text:p text:style-name="P1">1. Cocina</text:p>
      <text:p text:style-name="P1">2. Oficina</text:p>
      <text:p text:style-name="P1">3. Fiesta</text:p>
      <text:p text:style-name="P1">4. Hielera industrial</text:p>
      <text:p text:style-name="P1">5. Playa</text:p>
      <text:p text:style-name="P1">6. Cafetería</text:p>
      <text:p text:style-name="P1">7. <text:span text:style-name="T1">Barco</text:span></text:p>
      <text:p text:style-name="P2">8. Espacio</text:p>
      <text:p text:style-name="P2"/>
      <text:p text:style-name="P2">1. Cocina</text:p>
      <text:p text:style-name="P2"/>
      <text:p text:style-name="P2">targets: barras de mantequilla, frasco de mermelada, cuchillo, jarabe de maple, azucar, sarten, batería, cable, batidora, plato, leche, huevos.</text:p>
      <text:p text:style-name="P2"/>
      <text:p text:style-name="P2">Nivel 1: Se esta en la cocina y se muestra animación para manejar la tostadora. Con doble click sobre la <text:s/>tostadora, se arrastra hacia el lugar elegido para darle dirección e impulso.</text:p>
      <text:p text:style-name="P2"/>
      <text:list xml:id="list3109586297" text:style-name="L1">
        <text:list-item>
          <text:p text:style-name="P4"><text:span text:style-name="T1">Escena 1: </text:span></text:p>
          <text:p text:style-name="P7">Tomar la mantequilla, <text:span text:style-name="T3">abrir la alacena,</text:span> tomar la mermelada, <text:span text:style-name="T4">3</text:span> disparos <text:span text:style-name="T4">3 estrellas</text:span>, de <text:span text:style-name="T4">4</text:span> a <text:span text:style-name="T4">5</text:span> disparos, 2 estrellas, mas de <text:span text:style-name="T4">5</text:span> <text:s/>disparos, 1 estrerlla, nada atrapado 0 estrellas.</text:p>
        </text:list-item>
      </text:list>
      <text:p text:style-name="P9"/>
      <text:list xml:id="list92625412166878" text:continue-numbering="true" text:style-name="L1">
        <text:list-item>
          <text:p text:style-name="P8">Tomar <text:span text:style-name="T3">el cuchillo, tomar la fruta, licuar la fruta</text:span></text:p>
        </text:list-item>
        <text:list-item>
          <text:p text:style-name="P3">Escena 2: en la siguiente escena debe tomar dos barras de mantequilla y un frasco de mermelada <text:span text:style-name="T2">y deshacer la mantequilla en el microondas, para eso debe abrir el microondas tocando con el pan el botón para abrir el horno y colocar la mantequilla en el bowl, los objetivos se encuentran en movimiento.</text:span></text:p>
        </text:list-item>
        <text:list-item>
          <text:p text:style-name="P5">Escena 3: es de noche y la luz se enciende aleatoriamente por intervalos cortos por lo que es necesario que se apunte hacia el objetivo en esos intervalos, se pueden obtener baterias de una de las gavetas para que la luz permanezca encendida.</text:p>
        </text:list-item>
        <text:list-item>
          <text:p text:style-name="P5">Escena 4: se debe obtener el cuchillo para untar la mantequill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9-07-07T09:26:23.784000000</dc:date>
    <meta:editing-duration>PT21M51S</meta:editing-duration>
    <meta:editing-cycles>4</meta:editing-cycles>
    <meta:document-statistic meta:table-count="0" meta:image-count="0" meta:object-count="0" meta:page-count="1" meta:paragraph-count="18" meta:word-count="224" meta:character-count="1281" meta:non-whitespace-character-count="1077"/>
  </office:meta>
</office:document-meta>
</file>